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1" svg:font-family="Inconsolata" style:font-pitch="fixed"/>
    <style:font-face style:name="Inconsolata" svg:font-family="Inconsolata" style:font-pitch="variable"/>
    <style:font-face style:name="Liberation Sans1" svg:font-family="'Liberation Sans'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11.65cm" fo:min-width="30.2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fill="solid" draw:fill-color="#ffffff" draw:textarea-horizontal-align="left" draw:textarea-vertical-align="top" draw:auto-grow-height="false" fo:min-height="4.15cm" fo:min-width="5.6cm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true" fo:min-height="0.903cm" fo:min-width="2.796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3.55cm" fo:min-width="8.8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true" fo:min-height="0.903cm" fo:min-width="1.399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95cm" fo:min-width="1.9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24cm" fo:min-width="3.174cm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24cm" fo:min-width="3.874cm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24cm" fo:min-width="4.174cm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24cm" fo:min-width="3.171cm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cm" svg:stroke-color="#000000" draw:fill="none" draw:fill-color="#ffffff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24cm" fo:min-width="2.174cm" fo:padding-top="0.175cm" fo:padding-bottom="0.175cm" fo:padding-left="0.3cm" fo:padding-right="0.3cm"/>
    </style:style>
    <style:style style:name="gr13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24cm" fo:min-width="4.47cm" fo:padding-top="0.175cm" fo:padding-bottom="0.175cm" fo:padding-left="0.3cm" fo:padding-right="0.3cm"/>
    </style:style>
    <style:style style:name="gr14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10.95cm" fo:min-width="8.6cm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true" fo:min-height="0.903cm" fo:min-width="1.865cm" fo:padding-top="0.175cm" fo:padding-bottom="0.175cm" fo:padding-left="0.3cm" fo:padding-right="0.3cm"/>
    </style:style>
    <style:style style:name="gr16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95cm" fo:min-width="4.938cm" fo:padding-top="0.175cm" fo:padding-bottom="0.175cm" fo:padding-left="0.3cm" fo:padding-right="0.3cm"/>
    </style:style>
    <style:style style:name="gr17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0.288cm" fo:min-width="0.038cm" fo:padding-top="0.175cm" fo:padding-bottom="0.175cm" fo:padding-left="0.3cm" fo:padding-right="0.3cm"/>
    </style:style>
    <style:style style:name="gr18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54cm" fo:min-width="3.846cm" fo:padding-top="0.175cm" fo:padding-bottom="0.175cm" fo:padding-left="0.3cm" fo:padding-right="0.3cm" fo:wrap-option="no-wrap"/>
    </style:style>
    <style:style style:name="gr19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54cm" fo:min-width="4.216cm" fo:padding-top="0.175cm" fo:padding-bottom="0.175cm" fo:padding-left="0.3cm" fo:padding-right="0.3cm" fo:wrap-option="no-wrap"/>
    </style:style>
    <style:style style:name="gr20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681cm" fo:min-width="1.3cm" fo:padding-top="0.175cm" fo:padding-bottom="0.175cm" fo:padding-left="0.3cm" fo:padding-right="0.3cm"/>
    </style:style>
    <style:style style:name="gr21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54cm" fo:min-width="3.475cm" fo:padding-top="0.175cm" fo:padding-bottom="0.175cm" fo:padding-left="0.3cm" fo:padding-right="0.3cm" fo:wrap-option="no-wrap"/>
    </style:style>
    <style:style style:name="gr22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54cm" fo:min-width="4.785cm" fo:padding-top="0.175cm" fo:padding-bottom="0.175cm" fo:padding-left="0.3cm" fo:padding-right="0.3cm" fo:wrap-option="no-wrap"/>
    </style:style>
    <style:style style:name="gr23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10.342cm" fo:min-width="30.2cm" fo:padding-top="0.175cm" fo:padding-bottom="0.175cm" fo:padding-left="0.3cm" fo:padding-right="0.3cm"/>
    </style:style>
    <style:style style:name="gr24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54cm" fo:min-width="5.472cm" fo:padding-top="0.175cm" fo:padding-bottom="0.175cm" fo:padding-left="0.3cm" fo:padding-right="0.3cm" fo:wrap-option="no-wrap"/>
    </style:style>
    <style:style style:name="gr25" style:family="graphic" style:parent-style-name="objectwithoutfill">
      <style:graphic-properties svg:stroke-width="0.1cm" svg:stroke-color="#b2b2b2" draw:fill="none" draw:fill-color="#ffffff" draw:textarea-vertical-align="middle" fo:padding-top="0.175cm" fo:padding-bottom="0.175cm" fo:padding-left="0.3cm" fo:padding-right="0.3cm"/>
    </style:style>
    <style:style style:name="gr26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54cm" fo:min-width="4.916cm" fo:padding-top="0.175cm" fo:padding-bottom="0.175cm" fo:padding-left="0.3cm" fo:padding-right="0.3cm" fo:wrap-option="no-wrap"/>
    </style:style>
    <style:style style:name="gr27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5.442cm" fo:min-width="30.2cm" fo:padding-top="0.175cm" fo:padding-bottom="0.175cm" fo:padding-left="0.3cm" fo:padding-right="0.3cm"/>
    </style:style>
    <style:style style:name="gr28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true" fo:min-height="0.903cm" fo:min-width="3.262cm" fo:padding-top="0.175cm" fo:padding-bottom="0.175cm" fo:padding-left="0.3cm" fo:padding-right="0.3cm"/>
    </style:style>
    <style:style style:name="gr29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54cm" fo:min-width="4.772cm" fo:padding-top="0.175cm" fo:padding-bottom="0.175cm" fo:padding-left="0.3cm" fo:padding-right="0.3cm" fo:wrap-option="no-wrap"/>
    </style:style>
    <style:style style:name="gr30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95cm" fo:min-width="3.3cm" fo:padding-top="0.175cm" fo:padding-bottom="0.175cm" fo:padding-left="0.3cm" fo:padding-right="0.3cm"/>
    </style:style>
    <style:style style:name="gr31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54cm" fo:min-width="5.326cm" fo:padding-top="0.175cm" fo:padding-bottom="0.175cm" fo:padding-left="0.3cm" fo:padding-right="0.3cm" fo:wrap-option="no-wrap"/>
    </style:style>
    <style:style style:name="gr32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8.381cm" fo:min-width="30.2cm" fo:padding-top="0.175cm" fo:padding-bottom="0.175cm" fo:padding-left="0.3cm" fo:padding-right="0.3cm"/>
    </style:style>
    <style:style style:name="gr33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true" fo:min-height="0.903cm" fo:min-width="4.659cm" fo:padding-top="0.175cm" fo:padding-bottom="0.175cm" fo:padding-left="0.3cm" fo:padding-right="0.3cm"/>
    </style:style>
    <style:style style:name="gr34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54cm" fo:min-width="4.995cm" fo:padding-top="0.175cm" fo:padding-bottom="0.175cm" fo:padding-left="0.3cm" fo:padding-right="0.3cm" fo:wrap-option="no-wrap"/>
    </style:style>
    <style:style style:name="gr35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11cm" fo:min-width="1.3cm" fo:padding-top="0.175cm" fo:padding-bottom="0.175cm" fo:padding-left="0.3cm" fo:padding-right="0.3cm"/>
    </style:style>
    <style:style style:name="gr36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54cm" fo:min-width="5.142cm" fo:padding-top="0.175cm" fo:padding-bottom="0.175cm" fo:padding-left="0.3cm" fo:padding-right="0.3cm" fo:wrap-option="no-wrap"/>
    </style:style>
    <style:style style:name="gr37" style:family="graphic" style:parent-style-name="objectwithoutfill">
      <style:graphic-properties draw:stroke="dash" draw:stroke-dash="Fine_20_Dotted" svg:stroke-width="0.1cm" svg:stroke-color="#000000" draw:fill="none" draw:fill-color="#ffffff" draw:textarea-vertical-align="middle" fo:padding-top="0.175cm" fo:padding-bottom="0.175cm" fo:padding-left="0.3cm" fo:padding-right="0.3cm"/>
    </style:style>
    <style:style style:name="gr38" style:family="graphic" style:parent-style-name="objectwithoutfill">
      <style:graphic-properties draw:stroke="dash" draw:stroke-dash="_32__20_Dots_20_1_20_Dash" svg:stroke-width="0.1cm" svg:stroke-color="#000000" draw:fill="none" draw:fill-color="#ffffff" draw:textarea-vertical-align="middle" fo:padding-top="0.175cm" fo:padding-bottom="0.175cm" fo:padding-left="0.3cm" fo:padding-right="0.3cm"/>
    </style:style>
    <style:style style:name="gr39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54cm" fo:min-width="4.721cm" fo:padding-top="0.175cm" fo:padding-bottom="0.175cm" fo:padding-left="0.3cm" fo:padding-right="0.3cm" fo:wrap-option="no-wrap"/>
    </style:style>
    <style:style style:name="gr40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95cm" fo:min-width="1.845cm" fo:padding-top="0.175cm" fo:padding-bottom="0.175cm" fo:padding-left="0.3cm" fo:padding-right="0.3cm"/>
    </style:style>
    <style:style style:name="gr41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54cm" fo:min-width="4.678cm" fo:padding-top="0.175cm" fo:padding-bottom="0.175cm" fo:padding-left="0.3cm" fo:padding-right="0.3cm" fo:wrap-option="no-wrap"/>
    </style:style>
    <style:style style:name="gr42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54cm" fo:min-width="4.864cm" fo:padding-top="0.175cm" fo:padding-bottom="0.175cm" fo:padding-left="0.3cm" fo:padding-right="0.3cm" fo:wrap-option="no-wrap"/>
    </style:style>
    <style:style style:name="P1" style:family="paragraph">
      <style:paragraph-properties fo:text-align="center"/>
      <style:text-properties style:font-name="Inconsolata1" fo:font-size="22pt" style:font-size-asian="22pt" style:font-size-complex="22pt"/>
    </style:style>
    <style:style style:name="P2" style:family="paragraph">
      <style:paragraph-properties fo:text-align="center"/>
    </style:style>
    <style:style style:name="P3" style:family="paragraph">
      <style:text-properties style:font-name="Inconsolata1" fo:font-size="22pt" style:font-size-asian="22pt" style:font-size-complex="22pt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style:font-name="Inconsolata1" fo:font-size="22pt" style:font-size-asian="22pt" style:font-size-complex="22pt"/>
    </style:style>
    <style:style style:name="T1" style:family="text">
      <style:text-properties style:font-name="Inconsolata1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0.8cm" svg:height="12cm" svg:x="18.985cm" svg:y="11.8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" draw:id="id1" draw:layer="layout" svg:width="6.2cm" svg:height="4.5cm" svg:x="20.285cm" svg:y="14.508cm">
          <text:p text:style-name="P2"><text:span text:style-name="T1">Open vSwit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3.396cm" svg:height="1.253cm" svg:x="19.615cm" svg:y="11.169cm">
          <draw:text-box>
            <text:p><text:span text:style-name="T1">itest1</text:span></text:p>
          </draw:text-box>
        </draw:frame>
        <draw:custom-shape draw:style-name="gr4" draw:text-style-name="P1" draw:layer="layout" svg:width="9.4cm" svg:height="3.9cm" svg:x="29.285cm" svg:y="12.7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1.999cm" svg:height="1.253cm" svg:x="30.025cm" svg:y="12.108cm">
          <draw:text-box>
            <text:p><text:span text:style-name="T1">vm1</text:span></text:p>
          </draw:text-box>
        </draw:frame>
        <draw:custom-shape draw:style-name="gr6" draw:text-style-name="P1" xml:id="id11" draw:id="id11" draw:layer="layout" svg:width="2.5cm" svg:height="1.3cm" svg:x="30.585cm" svg:y="15.908cm">
          <text:p text:style-name="P2"><text:span text:style-name="T1">eth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xml:id="id10" draw:id="id10" draw:layer="layout" svg:width="3.9cm" svg:height="1.3cm" svg:x="29.885cm" svg:y="13.508cm">
          <text:p text:style-name="P2"><text:span text:style-name="T1">dhcli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49" draw:id="id49" draw:layer="layout" svg:width="2.5cm" svg:height="1.3cm" svg:x="17.785cm" svg:y="16.108cm">
          <text:p text:style-name="P2"><text:span text:style-name="T1">eth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xml:id="id5" draw:id="id5" draw:layer="layout" svg:width="2.5cm" svg:height="1.3cm" svg:x="17.785cm" svg:y="21.408cm">
          <text:p text:style-name="P2"><text:span text:style-name="T1">eth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xml:id="id6" draw:id="id6" draw:layer="layout" svg:width="4.6cm" svg:height="1.3cm" svg:x="31.885cm" svg:y="19.208cm">
          <text:p text:style-name="P2"><text:span text:style-name="T1">vnet-vnmg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xml:id="id4" draw:id="id4" draw:layer="layout" svg:width="4.9cm" svg:height="1.3cm" svg:x="37.185cm" svg:y="20.508cm">
          <text:p text:style-name="P2"><text:span text:style-name="T1">vnet-webap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xml:id="id2" draw:id="id2" draw:layer="layout" svg:width="3.897cm" svg:height="1.3cm" svg:x="26.985cm" svg:y="20.208cm">
          <text:p text:style-name="P2"><text:span text:style-name="T1">vnet-vn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" draw:layer="layout" draw:type="curve" svg:x1="23.385cm" svg:y1="19.008cm" svg:x2="28.933cm" svg:y2="20.208cm" draw:start-shape="id1" draw:start-glue-point="2" draw:end-shape="id2" svg:d="M23385 19008c0 900 5548 300 5548 1200" svg:viewBox="0 0 5549 1201">
          <text:p/>
        </draw:connector>
        <draw:connector draw:style-name="gr11" draw:text-style-name="P1" draw:layer="layout" draw:type="curve" svg:x1="34.183cm" svg:y1="21.708cm" svg:x2="37.185cm" svg:y2="21.158cm" draw:start-shape="id3" draw:start-glue-point="0" draw:end-shape="id4" svg:d="M34183 21708c0-367 1000-550 3002-550" svg:viewBox="0 0 3003 551">
          <text:p/>
        </draw:connector>
        <draw:connector draw:style-name="gr11" draw:text-style-name="P1" draw:layer="layout" draw:type="curve" svg:x1="31.585cm" svg:y1="22.358cm" svg:x2="20.285cm" svg:y2="22.058cm" draw:start-shape="id3" draw:end-shape="id5" draw:end-glue-point="1" svg:d="M31585 22358c-8482 0-2833-300-11300-300" svg:viewBox="0 0 11301 301">
          <text:p/>
        </draw:connector>
        <draw:custom-shape draw:style-name="gr12" draw:text-style-name="P1" xml:id="id7" draw:id="id7" draw:layer="layout" svg:width="2.9cm" svg:height="1.3cm" svg:x="40.285cm" svg:y="18.708cm">
          <text:p text:style-name="P2"><text:span text:style-name="T1">mysql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xml:id="id3" draw:id="id3" draw:layer="layout" svg:width="5.196cm" svg:height="1.3cm" svg:x="31.585cm" svg:y="21.708cm">
          <text:p text:style-name="P2"><text:span text:style-name="T1">redis-ser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9.2cm" svg:height="11.3cm" svg:x="1.4cm" svg:y="22.6cm">
          <text:p/>
          <draw:enhanced-geometry svg:viewBox="0 0 21600 21600" draw:type="rectangle" draw:enhanced-path="M 0 0 L 21600 0 21600 21600 0 21600 0 0 Z N"/>
        </draw:custom-shape>
        <draw:frame draw:style-name="gr15" draw:text-style-name="P3" draw:layer="layout" svg:width="2.465cm" svg:height="1.253cm" svg:x="2.14cm" svg:y="22cm">
          <draw:text-box>
            <text:p><text:span text:style-name="T1">Host</text:span></text:p>
          </draw:text-box>
        </draw:frame>
        <draw:custom-shape draw:style-name="gr16" draw:text-style-name="P1" draw:layer="layout" svg:width="5.538cm" svg:height="1.3cm" svg:x="3cm" svg:y="24.4cm">
          <text:p text:style-name="P2"><text:span text:style-name="T1">vnet-itest-0</text:span></text:p>
          <draw:enhanced-geometry svg:viewBox="0 0 21600 21600" draw:type="rectangle" draw:enhanced-path="M 0 0 L 21600 0 21600 21600 0 21600 0 0 Z N"/>
        </draw:custom-shape>
        <draw:custom-shape draw:style-name="gr16" draw:text-style-name="P1" xml:id="id8" draw:id="id8" draw:layer="layout" svg:width="5.538cm" svg:height="1.3cm" svg:x="3cm" svg:y="29.9cm">
          <text:p text:style-name="P2"><text:span text:style-name="T1">vnet-br0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9" draw:id="id9" draw:layer="layout" svg:width="2.5cm" svg:height="1.3cm" svg:x="4.5cm" svg:y="32.9cm">
          <text:p text:style-name="P2"><text:span text:style-name="T1">eth0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draw:type="curve" svg:x1="34.183cm" svg:y1="21.708cm" svg:x2="30.882cm" svg:y2="20.858cm" draw:start-shape="id3" draw:start-glue-point="0" draw:end-shape="id2" draw:end-glue-point="1" svg:d="M34183 21708c0-567-1100-850-3301-850" svg:viewBox="0 0 3302 851">
          <text:p/>
        </draw:connector>
        <draw:connector draw:style-name="gr11" draw:text-style-name="P1" draw:layer="layout" draw:type="curve" svg:x1="34.183cm" svg:y1="21.708cm" svg:x2="34.185cm" svg:y2="20.508cm" draw:start-shape="id3" draw:start-glue-point="0" draw:end-shape="id6" draw:end-glue-point="2" svg:d="M34183 21708c0-898 2-299 2-1200" svg:viewBox="0 0 3 1201">
          <text:p/>
        </draw:connector>
        <draw:connector draw:style-name="gr11" draw:text-style-name="P1" draw:layer="layout" draw:type="curve" svg:x1="36.485cm" svg:y1="19.858cm" svg:x2="40.285cm" svg:y2="19.358cm" draw:start-shape="id6" draw:end-shape="id7" draw:end-glue-point="3" svg:d="M36485 19858c2851 0 952-500 3800-500" svg:viewBox="0 0 3801 501">
          <text:p/>
        </draw:connector>
        <draw:custom-shape draw:style-name="gr17" draw:text-style-name="P2" xml:id="id44" draw:id="id44" draw:layer="layout" svg:width="0.9cm" svg:height="0.9cm" svg:x="8.3cm" svg:y="3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5.538cm" svg:height="1.3cm" svg:x="3cm" svg:y="26.3cm">
          <text:p text:style-name="P2"><text:span text:style-name="T1">vnet-itest-1</text:span>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5.538cm" svg:height="1.3cm" svg:x="3cm" svg:y="28.1cm">
          <text:p text:style-name="P2"><text:span text:style-name="T1">vnet-itest-2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xml:id="id52" draw:id="id52" draw:layer="layout" svg:width="0.9cm" svg:height="0.9cm" svg:x="8.3cm" svg:y="2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xml:id="id46" draw:id="id46" draw:layer="layout" svg:width="0.9cm" svg:height="0.9cm" svg:x="8.3cm" svg:y="2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xml:id="id54" draw:id="id54" draw:layer="layout" svg:width="0.9cm" svg:height="0.9cm" svg:x="8.3cm" svg:y="2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2" draw:layer="layout" draw:type="curve" svg:x1="5.769cm" svg:y1="31.2cm" svg:x2="5.75cm" svg:y2="32.9cm" draw:start-shape="id8" draw:end-shape="id9" svg:d="M5769 31200c0 1275-19 425-19 1700" svg:viewBox="0 0 20 1701">
          <text:p/>
        </draw:connector>
        <draw:custom-shape draw:style-name="gr6" draw:text-style-name="P1" xml:id="id53" draw:id="id53" draw:layer="layout" svg:width="2.5cm" svg:height="1.3cm" svg:x="17.8cm" svg:y="19.6cm">
          <text:p text:style-name="P2"><text:span text:style-name="T1">eth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4" draw:layer="layout" draw:type="curve" svg:x1="31.835cm" svg:y1="14.808cm" svg:x2="31.835cm" svg:y2="15.908cm" draw:start-shape="id10" draw:end-shape="id11" draw:end-glue-point="0" svg:d="M31835 14808v1100" svg:viewBox="0 0 1 1101">
          <text:p/>
        </draw:connector>
        <draw:custom-shape draw:style-name="gr6" draw:text-style-name="P1" xml:id="id15" draw:id="id15" draw:layer="layout" svg:width="2.5cm" svg:height="1.3cm" svg:x="34.385cm" svg:y="15.908cm">
          <text:p text:style-name="P2"><text:span text:style-name="T1">eth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4.8cm" svg:height="1.3cm" svg:x="34.185cm" svg:y="14.108cm">
          <text:p text:style-name="P2"><text:span text:style-name="T1">10.50.0.101</text:span></text:p>
          <draw:enhanced-geometry svg:viewBox="0 0 21600 21600" draw:mirror-horizontal="false" draw:mirror-vertical="false" draw:text-areas="800 800 20800 20800" draw:type="round-rectangular-callout" draw:modifiers="4998.45865444699 34699.46195234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1" draw:layer="layout" svg:width="5.2cm" svg:height="1.3cm" svg:x="1.2cm" svg:y="35.4cm">
          <text:p text:style-name="P2"><text:span text:style-name="T1">192.168.2.1</text:span></text:p>
          <draw:enhanced-geometry svg:viewBox="0 0 21600 21600" draw:text-areas="800 800 20800 20800" draw:type="round-rectangular-callout" draw:modifiers="10129.282830225 -72603.22828593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1" draw:layer="layout" svg:width="5.2cm" svg:height="1.3cm" svg:x="20.9cm" svg:y="20.1cm">
          <text:p text:style-name="P2"><text:span text:style-name="T1">10.10.10.10</text:span></text:p>
          <draw:enhanced-geometry svg:viewBox="0 0 21600 21600" draw:mirror-horizontal="false" draw:mirror-vertical="false" draw:text-areas="800 800 20800 20800" draw:type="round-rectangular-callout" draw:modifiers="-2886.36800615266 3270.714834742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" draw:layer="layout" svg:width="1.9cm" svg:height="1.031cm" svg:x="25.685cm" svg:y="16.408cm">
          <text:p text:style-name="P2"><text:span text:style-name="T1">br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1.9cm" svg:height="1.031cm" svg:x="25.685cm" svg:y="17.677cm">
          <text:p text:style-name="P2"><text:span text:style-name="T1">br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4.4cm" svg:height="1.3cm" svg:x="20.985cm" svg:y="17.208cm">
          <text:p text:style-name="P2"><text:span text:style-name="T1">10.50.0.2</text:span></text:p>
          <draw:enhanced-geometry svg:viewBox="0 0 21600 21600" draw:mirror-horizontal="false" draw:mirror-vertical="false" draw:text-areas="800 800 20800 20800" draw:type="round-rectangular-callout" draw:modifiers="24480.981595092 12867.02536510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1" draw:layer="layout" svg:width="5.815cm" svg:height="1.3cm" svg:x="22.585cm" svg:y="12.908cm">
          <text:p text:style-name="P2"><text:span text:style-name="T1">172.16.90.10</text:span></text:p>
          <draw:enhanced-geometry svg:viewBox="0 0 21600 21600" draw:mirror-horizontal="false" draw:mirror-vertical="false" draw:text-areas="800 800 20800 20800" draw:type="round-rectangular-callout" draw:modifiers="15167.537826685 62508.83935434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" draw:layer="layout" svg:width="9.4cm" svg:height="3.9cm" svg:x="39.585cm" svg:y="12.7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1.999cm" svg:height="1.253cm" svg:x="40.325cm" svg:y="12.108cm">
          <draw:text-box>
            <text:p><text:span text:style-name="T1">vm2</text:span></text:p>
          </draw:text-box>
        </draw:frame>
        <draw:custom-shape draw:style-name="gr6" draw:text-style-name="P1" xml:id="id13" draw:id="id13" draw:layer="layout" svg:width="2.5cm" svg:height="1.3cm" svg:x="40.885cm" svg:y="15.908cm">
          <text:p text:style-name="P2"><text:span text:style-name="T1">eth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xml:id="id12" draw:id="id12" draw:layer="layout" svg:width="3.9cm" svg:height="1.3cm" svg:x="40.185cm" svg:y="13.508cm">
          <text:p text:style-name="P2"><text:span text:style-name="T1">dhcli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4" draw:layer="layout" draw:type="curve" svg:x1="42.135cm" svg:y1="14.808cm" svg:x2="42.135cm" svg:y2="15.908cm" draw:start-shape="id12" draw:end-shape="id13" draw:end-glue-point="0" svg:d="M42135 14808v1100" svg:viewBox="0 0 1 1101">
          <text:p/>
        </draw:connector>
        <draw:custom-shape draw:style-name="gr6" draw:text-style-name="P1" xml:id="id14" draw:id="id14" draw:layer="layout" svg:width="2.5cm" svg:height="1.3cm" svg:x="44.685cm" svg:y="15.908cm">
          <text:p text:style-name="P2"><text:span text:style-name="T1">eth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4.8cm" svg:height="1.3cm" svg:x="44.485cm" svg:y="14.108cm">
          <text:p text:style-name="P2"><text:span text:style-name="T1">10.50.0.102</text:span></text:p>
          <draw:enhanced-geometry svg:viewBox="0 0 21600 21600" draw:mirror-horizontal="false" draw:mirror-vertical="false" draw:text-areas="800 800 20800 20800" draw:type="round-rectangular-callout" draw:modifiers="4998.45865444699 34699.46195234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11" draw:text-style-name="P5" draw:layer="layout" draw:type="curve" draw:line-skew="0.338cm" svg:x1="45.935cm" svg:y1="17.208cm" svg:x2="35.635cm" svg:y2="17.208cm" draw:start-shape="id14" draw:start-glue-point="2" draw:end-shape="id15" svg:d="M45935 17208c0 1332-10300 1332-10300 0" svg:viewBox="0 0 10301 1000">
          <text:p/>
        </draw:connector>
        <draw:connector draw:style-name="gr11" draw:text-style-name="P5" draw:layer="layout" draw:type="curve" svg:x1="35.635cm" svg:y1="17.208cm" svg:x2="28.054cm" svg:y2="18.477cm" draw:start-shape="id15" draw:start-glue-point="2" draw:end-shape="id16" draw:end-glue-point="9" svg:d="M35635 17208c0 846-2527 1269-7581 1269" svg:viewBox="0 0 7582 1270">
          <text:p/>
        </draw:connector>
        <draw:connector draw:style-name="gr11" draw:text-style-name="P5" draw:layer="layout" draw:type="curve" svg:x1="28.054cm" svg:y1="17.277cm" svg:x2="31.835cm" svg:y2="17.208cm" draw:start-shape="id17" draw:start-glue-point="9" draw:end-shape="id11" draw:end-glue-point="2" svg:d="M28054 17277c0 1024 3781 1059 3781-69" svg:viewBox="0 0 3782 843">
          <text:p/>
        </draw:connector>
        <draw:connector draw:style-name="gr11" draw:text-style-name="P5" draw:layer="layout" draw:type="curve" draw:line-skew="0.375cm" svg:x1="31.835cm" svg:y1="17.208cm" svg:x2="42.135cm" svg:y2="17.208cm" draw:start-shape="id11" draw:start-glue-point="2" draw:end-shape="id13" svg:d="M31835 17208c0 1387 10300 1387 10300 0" svg:viewBox="0 0 10301 1041">
          <text:p/>
        </draw:connector>
        <draw:custom-shape draw:style-name="gr17" draw:text-style-name="P2" xml:id="id17" draw:id="id17" draw:layer="layout" svg:width="0.9cm" svg:height="0.9cm" svg:x="27.285cm" svg:y="16.5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xml:id="id16" draw:id="id16" draw:layer="layout" svg:width="0.9cm" svg:height="0.9cm" svg:x="27.285cm" svg:y="17.7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30.8cm" svg:height="10.692cm" svg:x="18.985cm" svg:y="24.9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8" draw:id="id18" draw:layer="layout" svg:width="6.2cm" svg:height="4.5cm" svg:x="20.285cm" svg:y="27.999cm">
          <text:p text:style-name="P2"><text:span text:style-name="T1">Open vSwit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3.396cm" svg:height="1.253cm" svg:x="19.615cm" svg:y="24.36cm">
          <draw:text-box>
            <text:p><text:span text:style-name="T1">itest2</text:span></text:p>
          </draw:text-box>
        </draw:frame>
        <draw:custom-shape draw:style-name="gr4" draw:text-style-name="P1" draw:layer="layout" svg:width="9.4cm" svg:height="3.9cm" svg:x="29.285cm" svg:y="25.8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1.999cm" svg:height="1.253cm" svg:x="30.025cm" svg:y="25.299cm">
          <draw:text-box>
            <text:p><text:span text:style-name="T1">vm3</text:span></text:p>
          </draw:text-box>
        </draw:frame>
        <draw:custom-shape draw:style-name="gr6" draw:text-style-name="P1" xml:id="id22" draw:id="id22" draw:layer="layout" svg:width="2.5cm" svg:height="1.3cm" svg:x="30.585cm" svg:y="29.099cm">
          <text:p text:style-name="P2"><text:span text:style-name="T1">eth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xml:id="id21" draw:id="id21" draw:layer="layout" svg:width="3.9cm" svg:height="1.3cm" svg:x="29.885cm" svg:y="26.699cm">
          <text:p text:style-name="P2"><text:span text:style-name="T1">dhcli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50" draw:id="id50" draw:layer="layout" svg:width="2.5cm" svg:height="1.3cm" svg:x="17.785cm" svg:y="28.899cm">
          <text:p text:style-name="P2"><text:span text:style-name="T1">eth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xml:id="id20" draw:id="id20" draw:layer="layout" svg:width="2.5cm" svg:height="1.3cm" svg:x="17.744cm" svg:y="33.091cm">
          <text:p text:style-name="P2"><text:span text:style-name="T1">eth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xml:id="id19" draw:id="id19" draw:layer="layout" svg:width="3.897cm" svg:height="1.3cm" svg:x="24.444cm" svg:y="33.091cm">
          <text:p text:style-name="P2"><text:span text:style-name="T1">vnet-vn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" draw:layer="layout" draw:type="curve" svg:x1="23.385cm" svg:y1="32.499cm" svg:x2="24.444cm" svg:y2="33.741cm" draw:start-shape="id18" draw:start-glue-point="2" draw:end-shape="id19" draw:end-glue-point="3" svg:d="M23385 32499c0 828 353 1242 1059 1242" svg:viewBox="0 0 1060 1243">
          <text:p/>
        </draw:connector>
        <draw:connector draw:style-name="gr11" draw:text-style-name="P1" draw:layer="layout" draw:type="curve" svg:x1="24.444cm" svg:y1="33.741cm" svg:x2="20.244cm" svg:y2="33.741cm" draw:start-shape="id19" draw:end-shape="id20" draw:end-glue-point="1" svg:d="M24444 33741h-4200" svg:viewBox="0 0 4201 1">
          <text:p/>
        </draw:connector>
        <draw:custom-shape draw:style-name="gr6" draw:text-style-name="P1" draw:layer="layout" svg:width="2.5cm" svg:height="1.3cm" svg:x="17.785cm" svg:y="30.699cm">
          <text:p text:style-name="P2"><text:span text:style-name="T1">eth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4" draw:layer="layout" draw:type="curve" svg:x1="31.835cm" svg:y1="27.999cm" svg:x2="31.835cm" svg:y2="29.099cm" draw:start-shape="id21" draw:end-shape="id22" draw:end-glue-point="0" svg:d="M31835 27999v1100" svg:viewBox="0 0 1 1101">
          <text:p/>
        </draw:connector>
        <draw:custom-shape draw:style-name="gr6" draw:text-style-name="P1" xml:id="id26" draw:id="id26" draw:layer="layout" svg:width="2.5cm" svg:height="1.3cm" svg:x="34.385cm" svg:y="29.099cm">
          <text:p text:style-name="P2"><text:span text:style-name="T1">eth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4.8cm" svg:height="1.3cm" svg:x="34.185cm" svg:y="27.299cm">
          <text:p text:style-name="P2"><text:span text:style-name="T1">10.50.0.103</text:span></text:p>
          <draw:enhanced-geometry svg:viewBox="0 0 21600 21600" draw:mirror-horizontal="false" draw:mirror-vertical="false" draw:text-areas="800 800 20800 20800" draw:type="round-rectangular-callout" draw:modifiers="4998.45865444699 34699.46195234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1" draw:layer="layout" svg:width="6.556cm" svg:height="1.3cm" svg:x="19.444cm" svg:y="34.691cm">
          <text:p text:style-name="P2"><text:span text:style-name="T1">192.168.2.92</text:span></text:p>
          <draw:enhanced-geometry svg:viewBox="0 0 21600 21600" draw:mirror-horizontal="false" draw:mirror-vertical="false" draw:text-areas="800 800 20800 20800" draw:type="round-rectangular-callout" draw:modifiers="1824.98093640384 -7936.049192928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" draw:layer="layout" svg:width="1.9cm" svg:height="1.031cm" svg:x="25.685cm" svg:y="29.899cm">
          <text:p text:style-name="P2"><text:span text:style-name="T1">br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1.9cm" svg:height="1.031cm" svg:x="25.685cm" svg:y="31.168cm">
          <text:p text:style-name="P2"><text:span text:style-name="T1">br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4.4cm" svg:height="1.3cm" svg:x="20.985cm" svg:y="30.699cm">
          <text:p text:style-name="P2"><text:span text:style-name="T1">10.50.0.2</text:span></text:p>
          <draw:enhanced-geometry svg:viewBox="0 0 21600 21600" draw:mirror-horizontal="false" draw:mirror-vertical="false" draw:text-areas="800 800 20800 20800" draw:type="round-rectangular-callout" draw:modifiers="24480.981595092 12867.02536510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1" draw:layer="layout" svg:width="5.2cm" svg:height="1.3cm" svg:x="22.585cm" svg:y="26.399cm">
          <text:p text:style-name="P2"><text:span text:style-name="T1">172.16.90.11</text:span></text:p>
          <draw:enhanced-geometry svg:viewBox="0 0 21600 21600" draw:mirror-horizontal="false" draw:mirror-vertical="false" draw:text-areas="800 800 20800 20800" draw:type="round-rectangular-callout" draw:modifiers="16961.0459527014 62525.44196771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" draw:layer="layout" svg:width="9.4cm" svg:height="3.9cm" svg:x="39.585cm" svg:y="25.8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1.999cm" svg:height="1.253cm" svg:x="40.325cm" svg:y="25.299cm">
          <draw:text-box>
            <text:p><text:span text:style-name="T1">vm4</text:span></text:p>
          </draw:text-box>
        </draw:frame>
        <draw:custom-shape draw:style-name="gr6" draw:text-style-name="P1" xml:id="id24" draw:id="id24" draw:layer="layout" svg:width="2.5cm" svg:height="1.3cm" svg:x="40.885cm" svg:y="29.099cm">
          <text:p text:style-name="P2"><text:span text:style-name="T1">eth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xml:id="id23" draw:id="id23" draw:layer="layout" svg:width="3.9cm" svg:height="1.3cm" svg:x="40.185cm" svg:y="26.699cm">
          <text:p text:style-name="P2"><text:span text:style-name="T1">dhcli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4" draw:layer="layout" draw:type="curve" svg:x1="42.135cm" svg:y1="27.999cm" svg:x2="42.135cm" svg:y2="29.099cm" draw:start-shape="id23" draw:end-shape="id24" draw:end-glue-point="0" svg:d="M42135 27999v1100" svg:viewBox="0 0 1 1101">
          <text:p/>
        </draw:connector>
        <draw:custom-shape draw:style-name="gr6" draw:text-style-name="P1" xml:id="id25" draw:id="id25" draw:layer="layout" svg:width="2.5cm" svg:height="1.3cm" svg:x="44.685cm" svg:y="29.099cm">
          <text:p text:style-name="P2"><text:span text:style-name="T1">eth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4.8cm" svg:height="1.3cm" svg:x="44.485cm" svg:y="27.299cm">
          <text:p text:style-name="P2"><text:span text:style-name="T1">10.50.0.104</text:span></text:p>
          <draw:enhanced-geometry svg:viewBox="0 0 21600 21600" draw:mirror-horizontal="false" draw:mirror-vertical="false" draw:text-areas="800 800 20800 20800" draw:type="round-rectangular-callout" draw:modifiers="4998.45865444699 34699.46195234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11" draw:text-style-name="P5" draw:layer="layout" draw:type="curve" draw:line-skew="0.338cm" svg:x1="45.935cm" svg:y1="30.399cm" svg:x2="35.635cm" svg:y2="30.399cm" draw:start-shape="id25" draw:start-glue-point="2" draw:end-shape="id26" svg:d="M45935 30399c0 1332-10300 1332-10300 0" svg:viewBox="0 0 10301 1000">
          <text:p/>
        </draw:connector>
        <draw:connector draw:style-name="gr11" draw:text-style-name="P5" draw:layer="layout" draw:type="curve" svg:x1="35.635cm" svg:y1="30.399cm" svg:x2="28.054cm" svg:y2="31.968cm" draw:start-shape="id26" draw:start-glue-point="2" draw:end-shape="id27" draw:end-glue-point="9" svg:d="M35635 30399c0 1046-2527 1569-7581 1569" svg:viewBox="0 0 7582 1570">
          <text:p/>
        </draw:connector>
        <draw:connector draw:style-name="gr11" draw:text-style-name="P5" draw:layer="layout" draw:type="curve" svg:x1="28.054cm" svg:y1="30.768cm" svg:x2="31.835cm" svg:y2="30.399cm" draw:start-shape="id28" draw:start-glue-point="9" draw:end-shape="id22" draw:end-glue-point="2" svg:d="M28054 30768c0 1023 3781 1207 3781-369" svg:viewBox="0 0 3782 1161">
          <text:p/>
        </draw:connector>
        <draw:connector draw:style-name="gr11" draw:text-style-name="P5" draw:layer="layout" draw:type="curve" draw:line-skew="0.375cm" svg:x1="31.835cm" svg:y1="30.399cm" svg:x2="42.135cm" svg:y2="30.399cm" draw:start-shape="id22" draw:start-glue-point="2" draw:end-shape="id24" svg:d="M31835 30399c0 1387 10300 1387 10300 0" svg:viewBox="0 0 10301 1041">
          <text:p/>
        </draw:connector>
        <draw:custom-shape draw:style-name="gr17" draw:text-style-name="P2" xml:id="id28" draw:id="id28" draw:layer="layout" svg:width="0.9cm" svg:height="0.9cm" svg:x="27.285cm" svg:y="29.9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xml:id="id27" draw:id="id27" draw:layer="layout" svg:width="0.9cm" svg:height="0.9cm" svg:x="27.285cm" svg:y="31.1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5" draw:layer="layout" draw:type="curve" draw:line-skew="-0.524cm" svg:x1="17.785cm" svg:y1="22.058cm" svg:x2="17.744cm" svg:y2="33.741cm" draw:start-shape="id5" draw:start-glue-point="3" draw:end-shape="id20" draw:end-glue-point="3" svg:d="M17785 22058c-1672 0-1652 11683-41 11683" svg:viewBox="0 0 1253 11684">
          <text:p/>
        </draw:connector>
        <draw:custom-shape draw:style-name="gr23" draw:text-style-name="P1" draw:layer="layout" svg:width="30.8cm" svg:height="10.692cm" svg:x="18.985cm" svg:y="36.9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29" draw:id="id29" draw:layer="layout" svg:width="6.2cm" svg:height="4.5cm" svg:x="20.285cm" svg:y="39.908cm">
          <text:p text:style-name="P2"><text:span text:style-name="T1">Open vSwit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3.396cm" svg:height="1.253cm" svg:x="19.615cm" svg:y="36.269cm">
          <draw:text-box>
            <text:p><text:span text:style-name="T1">itest3</text:span></text:p>
          </draw:text-box>
        </draw:frame>
        <draw:custom-shape draw:style-name="gr4" draw:text-style-name="P1" draw:layer="layout" svg:width="9.4cm" svg:height="3.9cm" svg:x="29.285cm" svg:y="37.8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1.999cm" svg:height="1.253cm" svg:x="30.025cm" svg:y="37.208cm">
          <draw:text-box>
            <text:p><text:span text:style-name="T1">vm5</text:span></text:p>
          </draw:text-box>
        </draw:frame>
        <draw:custom-shape draw:style-name="gr6" draw:text-style-name="P1" xml:id="id33" draw:id="id33" draw:layer="layout" svg:width="2.5cm" svg:height="1.3cm" svg:x="30.585cm" svg:y="41.008cm">
          <text:p text:style-name="P2"><text:span text:style-name="T1">eth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xml:id="id32" draw:id="id32" draw:layer="layout" svg:width="3.9cm" svg:height="1.3cm" svg:x="29.885cm" svg:y="38.608cm">
          <text:p text:style-name="P2"><text:span text:style-name="T1">dhcli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47" draw:id="id47" draw:layer="layout" svg:width="2.5cm" svg:height="1.3cm" svg:x="17.785cm" svg:y="40.808cm">
          <text:p text:style-name="P2"><text:span text:style-name="T1">eth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xml:id="id31" draw:id="id31" draw:layer="layout" svg:width="2.5cm" svg:height="1.3cm" svg:x="17.744cm" svg:y="45cm">
          <text:p text:style-name="P2"><text:span text:style-name="T1">eth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xml:id="id30" draw:id="id30" draw:layer="layout" svg:width="3.897cm" svg:height="1.3cm" svg:x="24.444cm" svg:y="45cm">
          <text:p text:style-name="P2"><text:span text:style-name="T1">vnet-vn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" draw:layer="layout" draw:type="curve" svg:x1="23.385cm" svg:y1="44.408cm" svg:x2="24.444cm" svg:y2="45.65cm" draw:start-shape="id29" draw:start-glue-point="2" draw:end-shape="id30" draw:end-glue-point="3" svg:d="M23385 44408c0 828 353 1242 1059 1242" svg:viewBox="0 0 1060 1243">
          <text:p/>
        </draw:connector>
        <draw:connector draw:style-name="gr11" draw:text-style-name="P1" draw:layer="layout" draw:type="curve" svg:x1="24.444cm" svg:y1="45.65cm" svg:x2="20.244cm" svg:y2="45.65cm" draw:start-shape="id30" draw:end-shape="id31" draw:end-glue-point="1" svg:d="M24444 45650h-4200" svg:viewBox="0 0 4201 1">
          <text:p/>
        </draw:connector>
        <draw:connector draw:style-name="gr11" draw:text-style-name="P4" draw:layer="layout" draw:type="curve" svg:x1="31.835cm" svg:y1="39.908cm" svg:x2="31.835cm" svg:y2="41.008cm" draw:start-shape="id32" draw:end-shape="id33" draw:end-glue-point="0" svg:d="M31835 39908v1100" svg:viewBox="0 0 1 1101">
          <text:p/>
        </draw:connector>
        <draw:custom-shape draw:style-name="gr6" draw:text-style-name="P1" xml:id="id37" draw:id="id37" draw:layer="layout" svg:width="2.5cm" svg:height="1.3cm" svg:x="34.385cm" svg:y="41.008cm">
          <text:p text:style-name="P2"><text:span text:style-name="T1">eth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4.8cm" svg:height="1.3cm" svg:x="34.185cm" svg:y="39.208cm">
          <text:p text:style-name="P2"><text:span text:style-name="T1">10.50.0.105</text:span></text:p>
          <draw:enhanced-geometry svg:viewBox="0 0 21600 21600" draw:mirror-horizontal="false" draw:mirror-vertical="false" draw:text-areas="800 800 20800 20800" draw:type="round-rectangular-callout" draw:modifiers="4998.45865444699 34699.46195234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1" draw:layer="layout" svg:width="5.956cm" svg:height="1.3cm" svg:x="19.444cm" svg:y="46.6cm">
          <text:p text:style-name="P2"><text:span text:style-name="T1">192.168.2.93</text:span></text:p>
          <draw:enhanced-geometry svg:viewBox="0 0 21600 21600" draw:mirror-horizontal="false" draw:mirror-vertical="false" draw:text-areas="800 800 20800 20800" draw:type="round-rectangular-callout" draw:modifiers="2008.79637401376 -7936.049192928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" draw:layer="layout" svg:width="1.9cm" svg:height="1.031cm" svg:x="25.685cm" svg:y="41.808cm">
          <text:p text:style-name="P2"><text:span text:style-name="T1">br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1.9cm" svg:height="1.031cm" svg:x="25.685cm" svg:y="43.077cm">
          <text:p text:style-name="P2"><text:span text:style-name="T1">br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4.4cm" svg:height="1.3cm" svg:x="20.985cm" svg:y="42.608cm">
          <text:p text:style-name="P2"><text:span text:style-name="T1">10.50.0.2</text:span></text:p>
          <draw:enhanced-geometry svg:viewBox="0 0 21600 21600" draw:mirror-horizontal="false" draw:mirror-vertical="false" draw:text-areas="800 800 20800 20800" draw:type="round-rectangular-callout" draw:modifiers="24480.981595092 12867.02536510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1" draw:layer="layout" svg:width="5.2cm" svg:height="1.3cm" svg:x="22.585cm" svg:y="38.308cm">
          <text:p text:style-name="P2"><text:span text:style-name="T1">172.16.91.10</text:span></text:p>
          <draw:enhanced-geometry svg:viewBox="0 0 21600 21600" draw:mirror-horizontal="false" draw:mirror-vertical="false" draw:text-areas="800 800 20800 20800" draw:type="round-rectangular-callout" draw:modifiers="16961.0459527014 62525.44196771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" draw:layer="layout" svg:width="9.4cm" svg:height="3.9cm" svg:x="39.585cm" svg:y="37.8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1.999cm" svg:height="1.253cm" svg:x="40.325cm" svg:y="37.208cm">
          <draw:text-box>
            <text:p><text:span text:style-name="T1">vm6</text:span></text:p>
          </draw:text-box>
        </draw:frame>
        <draw:custom-shape draw:style-name="gr6" draw:text-style-name="P1" xml:id="id35" draw:id="id35" draw:layer="layout" svg:width="2.5cm" svg:height="1.3cm" svg:x="40.885cm" svg:y="41.008cm">
          <text:p text:style-name="P2"><text:span text:style-name="T1">eth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xml:id="id34" draw:id="id34" draw:layer="layout" svg:width="3.9cm" svg:height="1.3cm" svg:x="40.185cm" svg:y="38.608cm">
          <text:p text:style-name="P2"><text:span text:style-name="T1">dhcli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4" draw:layer="layout" draw:type="curve" svg:x1="42.135cm" svg:y1="39.908cm" svg:x2="42.135cm" svg:y2="41.008cm" draw:start-shape="id34" draw:end-shape="id35" draw:end-glue-point="0" svg:d="M42135 39908v1100" svg:viewBox="0 0 1 1101">
          <text:p/>
        </draw:connector>
        <draw:custom-shape draw:style-name="gr6" draw:text-style-name="P1" xml:id="id36" draw:id="id36" draw:layer="layout" svg:width="2.5cm" svg:height="1.3cm" svg:x="44.685cm" svg:y="41.008cm">
          <text:p text:style-name="P2"><text:span text:style-name="T1">eth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4.8cm" svg:height="1.3cm" svg:x="44.485cm" svg:y="39.208cm">
          <text:p text:style-name="P2"><text:span text:style-name="T1">10.50.0.106</text:span></text:p>
          <draw:enhanced-geometry svg:viewBox="0 0 21600 21600" draw:mirror-horizontal="false" draw:mirror-vertical="false" draw:text-areas="800 800 20800 20800" draw:type="round-rectangular-callout" draw:modifiers="4998.45865444699 34699.46195234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11" draw:text-style-name="P5" draw:layer="layout" draw:type="curve" draw:line-skew="0.338cm" svg:x1="45.935cm" svg:y1="42.308cm" svg:x2="35.635cm" svg:y2="42.308cm" draw:start-shape="id36" draw:start-glue-point="2" draw:end-shape="id37" svg:d="M45935 42308c0 1332-10300 1332-10300 0" svg:viewBox="0 0 10301 1000">
          <text:p/>
        </draw:connector>
        <draw:connector draw:style-name="gr11" draw:text-style-name="P5" draw:layer="layout" draw:type="curve" svg:x1="35.635cm" svg:y1="42.308cm" svg:x2="28.054cm" svg:y2="43.877cm" draw:start-shape="id37" draw:start-glue-point="2" draw:end-shape="id38" draw:end-glue-point="9" svg:d="M35635 42308c0 1046-2527 1569-7581 1569" svg:viewBox="0 0 7582 1570">
          <text:p/>
        </draw:connector>
        <draw:connector draw:style-name="gr11" draw:text-style-name="P5" draw:layer="layout" draw:type="curve" svg:x1="28.054cm" svg:y1="42.677cm" svg:x2="31.835cm" svg:y2="42.308cm" draw:start-shape="id39" draw:start-glue-point="9" draw:end-shape="id33" draw:end-glue-point="2" svg:d="M28054 42677c0 1023 3781 1207 3781-369" svg:viewBox="0 0 3782 1161">
          <text:p/>
        </draw:connector>
        <draw:connector draw:style-name="gr11" draw:text-style-name="P5" draw:layer="layout" draw:type="curve" draw:line-skew="0.375cm" svg:x1="31.835cm" svg:y1="42.308cm" svg:x2="42.135cm" svg:y2="42.308cm" draw:start-shape="id33" draw:start-glue-point="2" draw:end-shape="id35" svg:d="M31835 42308c0 1387 10300 1387 10300 0" svg:viewBox="0 0 10301 1041">
          <text:p/>
        </draw:connector>
        <draw:custom-shape draw:style-name="gr17" draw:text-style-name="P2" xml:id="id39" draw:id="id39" draw:layer="layout" svg:width="0.9cm" svg:height="0.9cm" svg:x="27.285cm" svg:y="41.9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xml:id="id38" draw:id="id38" draw:layer="layout" svg:width="0.9cm" svg:height="0.9cm" svg:x="27.285cm" svg:y="43.1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5" draw:layer="layout" draw:type="curve" draw:line-skew="-0.734cm" svg:x1="17.744cm" svg:y1="33.741cm" svg:x2="17.744cm" svg:y2="45.65cm" draw:start-shape="id20" draw:start-glue-point="3" draw:end-shape="id31" draw:end-glue-point="3" svg:d="M17744 33741c-1926 0-1926 11909 0 11909" svg:viewBox="0 0 1445 11910">
          <text:p/>
        </draw:connector>
        <draw:custom-shape draw:style-name="gr27" draw:text-style-name="P1" draw:layer="layout" svg:width="30.8cm" svg:height="5.792cm" svg:x="19cm" svg:y="48.8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3" draw:layer="layout" svg:width="3.862cm" svg:height="1.253cm" svg:x="19.63cm" svg:y="48.169cm">
          <draw:text-box>
            <text:p><text:span text:style-name="T1">legacy1</text:span></text:p>
          </draw:text-box>
        </draw:frame>
        <draw:custom-shape draw:style-name="gr6" draw:text-style-name="P1" xml:id="id51" draw:id="id51" draw:layer="layout" svg:width="2.5cm" svg:height="1.3cm" svg:x="17.8cm" svg:y="49.508cm">
          <text:p text:style-name="P2"><text:span text:style-name="T1">eth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xml:id="id40" draw:id="id40" draw:layer="layout" svg:width="2.5cm" svg:height="1.3cm" svg:x="17.759cm" svg:y="52.9cm">
          <text:p text:style-name="P2"><text:span text:style-name="T1">eth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5.8cm" svg:height="1.3cm" svg:x="21.5cm" svg:y="52.7cm">
          <text:p text:style-name="P2"><text:span text:style-name="T1">192.168.2.94</text:span></text:p>
          <draw:enhanced-geometry svg:viewBox="0 0 21600 21600" draw:mirror-horizontal="false" draw:mirror-vertical="false" draw:text-areas="800 800 20800 20800" draw:type="round-rectangular-callout" draw:modifiers="-5004.37855542148 15490.23827824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1" draw:layer="layout" svg:width="3.9cm" svg:height="1.3cm" svg:x="17.8cm" svg:y="51.2cm">
          <text:p text:style-name="P2"><text:span text:style-name="T1">eth0.1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6.4cm" svg:height="1.3cm" svg:x="23cm" svg:y="50.4cm">
          <text:p text:style-name="P2"><text:span text:style-name="T1">10.101.0.100</text:span></text:p>
          <draw:enhanced-geometry svg:viewBox="0 0 21600 21600" draw:mirror-horizontal="false" draw:mirror-vertical="false" draw:text-areas="800 800 20800 20800" draw:type="round-rectangular-callout" draw:modifiers="-4886.23652554288 23343.27440430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25" draw:text-style-name="P5" draw:layer="layout" draw:type="curve" draw:line-skew="-0.715cm" svg:x1="17.744cm" svg:y1="45.65cm" svg:x2="17.759cm" svg:y2="53.55cm" draw:start-shape="id31" draw:start-glue-point="3" draw:end-shape="id40" svg:d="M17744 45650c-1897 0-1905 7900 15 7900" svg:viewBox="0 0 1440 7901">
          <text:p/>
        </draw:connector>
        <draw:custom-shape draw:style-name="gr32" draw:text-style-name="P1" draw:layer="layout" svg:width="30.8cm" svg:height="8.731cm" svg:x="19cm" svg:y="1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41" draw:id="id41" draw:layer="layout" svg:width="6.2cm" svg:height="4.5cm" svg:x="20.3cm" svg:y="2.939cm">
          <text:p text:style-name="P2"><text:span text:style-name="T1">Open vSwit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3" draw:layer="layout" svg:width="5.259cm" svg:height="1.253cm" svg:x="19.63cm" svg:y="1.3cm">
          <draw:text-box>
            <text:p><text:span text:style-name="T1">itest-edge</text:span></text:p>
          </draw:text-box>
        </draw:frame>
        <draw:custom-shape draw:style-name="gr6" draw:text-style-name="P1" xml:id="id48" draw:id="id48" draw:layer="layout" svg:width="2.5cm" svg:height="1.3cm" svg:x="17.8cm" svg:y="3.839cm">
          <text:p text:style-name="P2"><text:span text:style-name="T1">eth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xml:id="id43" draw:id="id43" draw:layer="layout" svg:width="2.5cm" svg:height="1.3cm" svg:x="17.759cm" svg:y="8.031cm">
          <text:p text:style-name="P2"><text:span text:style-name="T1">eth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xml:id="id42" draw:id="id42" draw:layer="layout" svg:width="3.897cm" svg:height="1.3cm" svg:x="24.459cm" svg:y="8.031cm">
          <text:p text:style-name="P2"><text:span text:style-name="T1">vnet-vn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" draw:layer="layout" draw:type="curve" svg:x1="23.4cm" svg:y1="7.439cm" svg:x2="24.459cm" svg:y2="8.681cm" draw:start-shape="id41" draw:start-glue-point="2" draw:end-shape="id42" draw:end-glue-point="3" svg:d="M23400 7439c0 828 353 1242 1059 1242" svg:viewBox="0 0 1060 1243">
          <text:p/>
        </draw:connector>
        <draw:connector draw:style-name="gr11" draw:text-style-name="P1" draw:layer="layout" draw:type="curve" svg:x1="24.459cm" svg:y1="8.681cm" svg:x2="20.259cm" svg:y2="8.681cm" draw:start-shape="id42" draw:end-shape="id43" draw:end-glue-point="1" svg:d="M24459 8681h-4200" svg:viewBox="0 0 4201 1">
          <text:p/>
        </draw:connector>
        <draw:custom-shape draw:style-name="gr6" draw:text-style-name="P1" xml:id="id55" draw:id="id55" draw:layer="layout" svg:width="2.5cm" svg:height="1.3cm" svg:x="17.8cm" svg:y="5.639cm">
          <text:p text:style-name="P2"><text:span text:style-name="T1">eth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" draw:layer="layout" svg:width="6.041cm" svg:height="1.3cm" svg:x="19.459cm" svg:y="9.631cm">
          <text:p text:style-name="P2"><text:span text:style-name="T1">192.168.2.90</text:span></text:p>
          <draw:enhanced-geometry svg:viewBox="0 0 21600 21600" draw:mirror-horizontal="false" draw:mirror-vertical="false" draw:text-areas="800 800 20800 20800" draw:type="round-rectangular-callout" draw:modifiers="1984.11122144985 -7936.049192928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5" draw:text-style-name="P1" draw:layer="layout" svg:width="1.9cm" svg:height="1.161cm" svg:x="25.7cm" svg:y="4.839cm">
          <text:p text:style-name="P2"><text:span text:style-name="T1">br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5.2cm" svg:height="1.3cm" svg:x="27.1cm" svg:y="2.9cm">
          <text:p text:style-name="P2"><text:span text:style-name="T1">172.16.90.9</text:span></text:p>
          <draw:enhanced-geometry svg:viewBox="0 0 21600 21600" draw:mirror-horizontal="false" draw:mirror-vertical="false" draw:text-areas="800 800 20800 20800" draw:type="round-rectangular-callout" draw:modifiers="930.28263795424 34848.88547271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2" draw:layer="layout" svg:width="0.9cm" svg:height="0.9cm" svg:x="27.3cm" svg:y="4.9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" draw:layer="layout" svg:width="6.2cm" svg:height="1.3cm" svg:x="19.5cm" svg:y="22.9cm">
          <text:p text:style-name="P2"><text:span text:style-name="T1">192.168.2.91</text:span></text:p>
          <draw:enhanced-geometry svg:viewBox="0 0 21600 21600" draw:mirror-horizontal="false" draw:mirror-vertical="false" draw:text-areas="800 800 20800 20800" draw:type="round-rectangular-callout" draw:modifiers="1929.75326560232 -7936.049192928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25" draw:text-style-name="P5" draw:layer="layout" draw:type="curve" svg:x1="8.75cm" svg:y1="31cm" svg:x2="17.655cm" svg:y2="57.455cm" draw:start-shape="id44" draw:start-glue-point="8" draw:end-shape="id45" draw:end-glue-point="3" svg:d="M8750 31000c0 17637 2968 26455 8905 26455" svg:viewBox="0 0 8906 26456">
          <text:p/>
        </draw:connector>
        <draw:connector draw:style-name="gr25" draw:text-style-name="P5" draw:layer="layout" draw:type="curve" draw:line-skew="-0.727cm" svg:x1="17.759cm" svg:y1="8.681cm" svg:x2="17.785cm" svg:y2="22.058cm" draw:start-shape="id43" draw:start-glue-point="3" draw:end-shape="id5" svg:d="M17759 8681c-1915 0-1928 13377 26 13377" svg:viewBox="0 0 1465 13378">
          <text:p/>
        </draw:connector>
        <draw:connector draw:style-name="gr37" draw:text-style-name="P5" draw:layer="layout" draw:type="curve" svg:x1="9.069cm" svg:y1="27.269cm" svg:x2="17.785cm" svg:y2="41.458cm" draw:start-shape="id46" draw:start-glue-point="9" draw:end-shape="id47" draw:end-glue-point="3" svg:d="M9069 27269c6636 0 2278 14189 8716 14189" svg:viewBox="0 0 8717 14190">
          <text:p/>
        </draw:connector>
        <draw:connector draw:style-name="gr11" draw:text-style-name="P5" draw:layer="layout" draw:type="curve" draw:line-skew="-3.923cm" svg:x1="17.8cm" svg:y1="4.489cm" svg:x2="17.785cm" svg:y2="16.758cm" draw:start-shape="id48" draw:start-glue-point="3" draw:end-shape="id49" draw:end-glue-point="3" svg:d="M17800 4489c-6732 0-6724 12269-15 12269" svg:viewBox="0 0 5049 12270">
          <text:p/>
        </draw:connector>
        <draw:connector draw:style-name="gr11" draw:text-style-name="P5" draw:layer="layout" draw:type="curve" draw:line-skew="-4.273cm" svg:x1="17.785cm" svg:y1="29.549cm" svg:x2="17.8cm" svg:y2="50.158cm" draw:start-shape="id50" draw:start-glue-point="3" draw:end-shape="id51" draw:end-glue-point="3" svg:d="M17785 29549c-7234 0-7242 20609 15 20609" svg:viewBox="0 0 5443 20610">
          <text:p/>
        </draw:connector>
        <draw:connector draw:style-name="gr11" draw:text-style-name="P5" draw:layer="layout" draw:type="curve" draw:line-skew="-4cm" svg:x1="17.785cm" svg:y1="16.758cm" svg:x2="17.785cm" svg:y2="29.549cm" draw:start-shape="id49" draw:start-glue-point="3" draw:end-shape="id50" draw:end-glue-point="3" svg:d="M17785 16758c-6825 0-6825 12791 0 12791" svg:viewBox="0 0 5120 12792">
          <text:p/>
        </draw:connector>
        <draw:connector draw:style-name="gr11" draw:text-style-name="P5" draw:layer="layout" draw:type="curve" svg:x1="17.8cm" svg:y1="4.489cm" svg:x2="8.75cm" svg:y2="24.6cm" draw:start-shape="id48" draw:start-glue-point="3" draw:end-shape="id52" draw:end-glue-point="4" svg:d="M17800 4489c-6034 0-9050 6703-9050 20111" svg:viewBox="0 0 9051 20112">
          <text:p/>
        </draw:connector>
        <draw:connector draw:style-name="gr38" draw:text-style-name="P5" draw:layer="layout" draw:type="curve" svg:x1="17.8cm" svg:y1="20.25cm" svg:x2="9.2cm" svg:y2="28.75cm" draw:start-shape="id53" draw:start-glue-point="3" draw:end-shape="id54" draw:end-glue-point="10" svg:d="M17800 20250c-6448 0-2149 8500-8600 8500" svg:viewBox="0 0 8601 8501">
          <text:p/>
        </draw:connector>
        <draw:connector draw:style-name="gr38" draw:text-style-name="P5" draw:layer="layout" draw:type="curve" draw:line-skew="-2.175cm" svg:x1="17.8cm" svg:y1="6.289cm" svg:x2="17.8cm" svg:y2="20.25cm" draw:start-shape="id55" draw:start-glue-point="3" draw:end-shape="id53" draw:end-glue-point="3" svg:d="M17800 6289c-4087 0-4087 13961 0 13961" svg:viewBox="0 0 3066 13962">
          <text:p/>
        </draw:connector>
        <draw:custom-shape draw:style-name="gr27" draw:text-style-name="P1" draw:layer="layout" svg:width="30.8cm" svg:height="5.792cm" svg:x="18.855cm" svg:y="56.1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3" draw:layer="layout" svg:width="3.862cm" svg:height="1.253cm" svg:x="19.441cm" svg:y="55.054cm">
          <draw:text-box>
            <text:p><text:span text:style-name="T1">Router</text:span></text:p>
          </draw:text-box>
        </draw:frame>
        <draw:custom-shape draw:style-name="gr6" draw:text-style-name="P1" xml:id="id45" draw:id="id45" draw:layer="layout" svg:width="2.5cm" svg:height="1.3cm" svg:x="17.655cm" svg:y="56.805cm">
          <text:p text:style-name="P2"><text:span text:style-name="T1">eth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xml:id="id56" draw:id="id56" draw:layer="layout" svg:width="2.5cm" svg:height="1.3cm" svg:x="17.614cm" svg:y="60.197cm">
          <text:p text:style-name="P2"><text:span text:style-name="T1">eth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" draw:layer="layout" svg:width="5.745cm" svg:height="1.3cm" svg:x="21.855cm" svg:y="56.5cm">
          <text:p text:style-name="P2"><text:span text:style-name="T1">192.168.2.95</text:span></text:p>
          <draw:enhanced-geometry svg:viewBox="0 0 21600 21600" draw:mirror-horizontal="false" draw:mirror-vertical="false" draw:text-areas="800 800 20800 20800" draw:type="round-rectangular-callout" draw:modifiers="-5048.52071005917 15490.23827824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0" draw:text-style-name="P1" xml:id="id57" draw:id="id57" draw:layer="layout" svg:width="2.445cm" svg:height="1.3cm" svg:x="17.655cm" svg:y="58.497cm">
          <text:p text:style-name="P2"><text:span text:style-name="T1">eth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" draw:layer="layout" svg:width="5.7cm" svg:height="1.3cm" svg:x="22cm" svg:y="58.3cm">
          <text:p text:style-name="P2"><text:span text:style-name="T1">172.16.90.2</text:span></text:p>
          <draw:enhanced-geometry svg:viewBox="0 0 21600 21600" draw:mirror-horizontal="false" draw:mirror-vertical="false" draw:text-areas="800 800 20800 20800" draw:type="round-rectangular-callout" draw:modifiers="-5486.19540431503 13381.70637970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2" draw:text-style-name="P1" draw:layer="layout" svg:width="5.9cm" svg:height="1.3cm" svg:x="21.8cm" svg:y="60.2cm">
          <text:p text:style-name="P2"><text:span text:style-name="T1">172.16.91.2</text:span></text:p>
          <draw:enhanced-geometry svg:viewBox="0 0 21600 21600" draw:mirror-horizontal="false" draw:mirror-vertical="false" draw:text-areas="800 800 20800 20800" draw:type="round-rectangular-callout" draw:modifiers="-5300.25419420437 13381.70637970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37" draw:text-style-name="P5" draw:layer="layout" draw:type="curve" draw:line-skew="-3.146cm" svg:x1="17.614cm" svg:y1="60.847cm" svg:x2="17.785cm" svg:y2="41.459cm" draw:start-shape="id56" draw:start-glue-point="3" svg:d="M17614 60847c-5544 0-5629-19388 171-19388" svg:viewBox="0 0 4341 19389">
          <text:p/>
        </draw:connector>
        <draw:connector draw:style-name="gr25" draw:text-style-name="P5" draw:layer="layout" draw:type="curve" draw:line-skew="-0.404cm" svg:x1="17.655cm" svg:y1="57.455cm" svg:x2="17.76cm" svg:y2="53.55cm" draw:start-shape="id45" draw:start-glue-point="3" svg:d="M17655 57455c-1431 0-1483-3905 105-3905" svg:viewBox="0 0 1186 3906">
          <text:p/>
        </draw:connector>
        <draw:connector draw:style-name="gr11" draw:text-style-name="P5" draw:layer="layout" draw:type="curve" draw:line-skew="-1.822cm" svg:x1="17.655cm" svg:y1="59.147cm" svg:x2="17.8cm" svg:y2="50.159cm" draw:start-shape="id57" draw:start-glue-point="3" svg:d="M17655 59147c-3559 0-3632-8988 145-8988" svg:viewBox="0 0 2825 898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consolata1" svg:font-family="Inconsolata" style:font-pitch="fixed"/>
    <style:font-face style:name="Inconsolata" svg:font-family="Inconsolata" style:font-pitch="variable"/>
    <style:font-face style:name="Liberation Sans1" svg:font-family="'Liberation Sans'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Droid Sans Fallback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1.562cm" fo:page-height="63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6T17:28:45.904984025</meta:creation-date>
    <dc:date>2015-03-18T12:45:35.489029435</dc:date>
    <meta:editing-duration>PT5H23M50S</meta:editing-duration>
    <meta:editing-cycles>163</meta:editing-cycles>
    <meta:generator>LibreOffice/4.3.6.2$Linux_X86_64 LibreOffice_project/430m0$Build-2</meta:generator>
    <meta:document-statistic meta:object-count="166"/>
  </office:meta>
</office:document-meta>
</file>